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3" style:parent-style-name="Policepardéfaut" style:family="text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Policepardéfaut" style:family="text">
      <style:text-properties style:font-name="Times New Roman" style:font-name-complex="Times New Roman"/>
    </style:style>
    <style:style style:name="T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Policepardéfaut" style:family="text">
      <style:text-properties style:font-name="Times New Roman" style:font-name-complex="Times New Roman"/>
    </style:style>
    <style:style style:name="T8" style:parent-style-name="Policepardéfaut" style:family="text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" style:parent-style-name="Policepardéfaut" style:family="text">
      <style:text-properties style:font-name="Segoe UI Emoji" style:font-name-complex="Segoe UI Emoji"/>
    </style:style>
    <style:style style:name="T11" style:parent-style-name="Policepardéfaut" style:family="text">
      <style:text-properties style:font-name="Times New Roman" style:font-name-complex="Times New Roman"/>
    </style:style>
    <style:style style:name="P12" style:parent-style-name="Normal" style:list-style-name="LFO1" style:family="paragraph"/>
    <style:style style:name="T1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Policepardéfaut" style:family="text">
      <style:text-properties style:font-name="Times New Roman" style:font-name-complex="Times New Roman"/>
    </style:style>
    <style:style style:name="P15" style:parent-style-name="Normal" style:list-style-name="LFO1" style:family="paragraph"/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Policepardéfaut" style:family="text">
      <style:text-properties style:font-name="Times New Roman" style:font-name-complex="Times New Roman"/>
    </style:style>
    <style:style style:name="P18" style:parent-style-name="Normal" style:list-style-name="LFO1" style:family="paragraph"/>
    <style:style style:name="T1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Policepardéfaut" style:family="text">
      <style:text-properties style:font-name="Times New Roman" style:font-name-complex="Times New Roman"/>
    </style:style>
    <style:style style:name="P21" style:parent-style-name="Normal" style:list-style-name="LFO1" style:family="paragraph"/>
    <style:style style:name="T2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Policepardéfaut" style:family="text">
      <style:text-properties style:font-name="Times New Roman" style:font-name-complex="Times New Roman"/>
    </style:style>
    <style:style style:name="P24" style:parent-style-name="Normal" style:list-style-name="LFO1" style:family="paragraph"/>
    <style:style style:name="T25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Policepardéfaut" style:family="text">
      <style:text-properties style:font-name="Times New Roman" style:font-name-complex="Times New Roman"/>
    </style:style>
    <style:style style:name="P27" style:parent-style-name="Normal" style:list-style-name="LFO1" style:family="paragraph"/>
    <style:style style:name="T2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Policepardéfaut" style:family="text">
      <style:text-properties style:font-name="Times New Roman" style:font-name-complex="Times New Roman"/>
    </style:style>
    <style:style style:name="T30" style:parent-style-name="Policepardéfaut" style:family="text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2" style:parent-style-name="Policepardéfaut" style:family="text">
      <style:text-properties style:font-name="Times New Roman" style:font-name-complex="Times New Roman"/>
    </style:style>
    <style:style style:name="T33" style:parent-style-name="Policepardéfaut" style:family="text">
      <style:text-properties style:font-name="Times New Roman" style:font-name-complex="Times New Roman"/>
    </style:style>
    <style:style style:name="T34" style:parent-style-name="Policepardéfaut" style:family="text">
      <style:text-properties style:font-name="Segoe UI Emoji" style:font-name-complex="Segoe UI Emoji"/>
    </style:style>
    <style:style style:name="T35" style:parent-style-name="Policepardéfaut" style:family="text">
      <style:text-properties style:font-name="Times New Roman" style:font-name-complex="Times New Roman"/>
    </style:style>
    <style:style style:name="T3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37" style:parent-style-name="Policepardéfaut" style:family="text">
      <style:text-properties style:font-name="Times New Roman" style:font-name-complex="Times New Roman"/>
    </style:style>
    <style:style style:name="T38" style:parent-style-name="Policepardéfaut" style:family="text">
      <style:text-properties style:font-name="Times New Roman" style:font-name-complex="Times New Roman"/>
    </style:style>
    <style:style style:name="T39" style:parent-style-name="Policepardéfaut" style:family="text">
      <style:text-properties style:font-name="Segoe UI Emoji" style:font-name-complex="Segoe UI Emoji"/>
    </style:style>
    <style:style style:name="T40" style:parent-style-name="Policepardéfaut" style:family="text">
      <style:text-properties style:font-name="Times New Roman" style:font-name-complex="Times New Roman"/>
    </style:style>
    <style:style style:name="T4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42" style:parent-style-name="Policepardéfaut" style:family="text">
      <style:text-properties style:font-name="Times New Roman" style:font-name-complex="Times New Roman"/>
    </style:style>
    <style:style style:name="T43" style:parent-style-name="Policepardéfaut" style:family="text">
      <style:text-properties style:font-name="Times New Roman" style:font-name-complex="Times New Roman"/>
    </style:style>
    <style:style style:name="T44" style:parent-style-name="Policepardéfaut" style:family="text">
      <style:text-properties style:font-name="Segoe UI Emoji" style:font-name-complex="Segoe UI Emoji"/>
    </style:style>
    <style:style style:name="T45" style:parent-style-name="Policepardéfaut" style:family="text">
      <style:text-properties style:font-name="Times New Roman" style:font-name-complex="Times New Roman"/>
    </style:style>
    <style:style style:name="T4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47" style:parent-style-name="Policepardéfaut" style:family="text">
      <style:text-properties style:font-name="Times New Roman" style:font-name-complex="Times New Roman"/>
    </style:style>
    <style:style style:name="T48" style:parent-style-name="Policepardéfaut" style:family="text">
      <style:text-properties style:font-name="Times New Roman" style:font-name-complex="Times New Roman"/>
    </style:style>
    <style:style style:name="T49" style:parent-style-name="Policepardéfaut" style:family="text">
      <style:text-properties style:font-name="Segoe UI Emoji" style:font-name-complex="Segoe UI Emoji"/>
    </style:style>
    <style:style style:name="T50" style:parent-style-name="Policepardéfaut" style:family="text">
      <style:text-properties style:font-name="Times New Roman" style:font-name-complex="Times New Roman"/>
    </style:style>
    <style:style style:name="T5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Policepardéfaut" style:family="text">
      <style:text-properties style:font-name="Times New Roman" style:font-name-complex="Times New Roman"/>
    </style:style>
    <style:style style:name="T53" style:parent-style-name="Policepardéfaut" style:family="text">
      <style:text-properties style:font-name="Times New Roman" style:font-name-complex="Times New Roman"/>
    </style:style>
    <style:style style:name="T54" style:parent-style-name="Policepardéfaut" style:family="text">
      <style:text-properties style:font-name="Segoe UI Emoji" style:font-name-complex="Segoe UI Emoji"/>
    </style:style>
    <style:style style:name="T55" style:parent-style-name="Policepardéfaut" style:family="text">
      <style:text-properties style:font-name="Times New Roman" style:font-name-complex="Times New Roman"/>
    </style:style>
    <style:style style:name="T5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7" style:parent-style-name="Policepardéfaut" style:family="text">
      <style:text-properties style:font-name="Times New Roman" style:font-name-complex="Times New Roman"/>
    </style:style>
    <style:style style:name="T58" style:parent-style-name="Policepardéfaut" style:family="text">
      <style:text-properties style:font-name="Times New Roman" style:font-name-complex="Times New Roman"/>
    </style:style>
    <style:style style:name="T59" style:parent-style-name="Policepardéfaut" style:family="text">
      <style:text-properties style:font-name="Segoe UI Emoji" style:font-name-complex="Segoe UI Emoji"/>
    </style:style>
    <style:style style:name="T60" style:parent-style-name="Policepardéfaut" style:family="text">
      <style:text-properties style:font-name="Times New Roman" style:font-name-complex="Times New Roman"/>
    </style:style>
    <style:style style:name="T6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Policepardéfaut" style:family="text">
      <style:text-properties style:font-name="Times New Roman" style:font-name-complex="Times New Roman"/>
    </style:style>
    <style:style style:name="T63" style:parent-style-name="Policepardéfaut" style:family="text">
      <style:text-properties style:font-name="Times New Roman" style:font-name-complex="Times New Roman"/>
    </style:style>
    <style:style style:name="T64" style:parent-style-name="Policepardéfaut" style:family="text">
      <style:text-properties style:font-name="Segoe UI Emoji" style:font-name-complex="Segoe UI Emoji"/>
    </style:style>
    <style:style style:name="T65" style:parent-style-name="Policepardéfaut" style:family="text">
      <style:text-properties style:font-name="Times New Roman" style:font-name-complex="Times New Roman"/>
    </style:style>
    <style:style style:name="T6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67" style:parent-style-name="Policepardéfaut" style:family="text">
      <style:text-properties style:font-name="Times New Roman" style:font-name-complex="Times New Roman"/>
    </style:style>
    <style:style style:name="T68" style:parent-style-name="Policepardéfaut" style:family="text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70" style:parent-style-name="Policepardéfaut" style:family="text">
      <style:text-properties style:font-name="Times New Roman" style:font-name-complex="Times New Roman"/>
    </style:style>
    <style:style style:name="T71" style:parent-style-name="Policepardéfaut" style:family="text">
      <style:text-properties style:font-name="Times New Roman" style:font-name-complex="Times New Roman"/>
    </style:style>
    <style:style style:name="T72" style:parent-style-name="Policepardéfaut" style:family="text">
      <style:text-properties style:font-name="Segoe UI Emoji" style:font-name-complex="Segoe UI Emoji"/>
    </style:style>
    <style:style style:name="T73" style:parent-style-name="Policepardéfaut" style:family="text">
      <style:text-properties style:font-name="Times New Roman" style:font-name-complex="Times New Roman"/>
    </style:style>
    <style:style style:name="T7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Policepardéfaut" style:family="text">
      <style:text-properties style:font-name="Times New Roman" style:font-name-complex="Times New Roman"/>
    </style:style>
    <style:style style:name="T76" style:parent-style-name="Policepardéfaut" style:family="text">
      <style:text-properties style:font-name="Times New Roman" style:font-name-complex="Times New Roman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style:font-name="Times New Roman" style:font-name-complex="Times New Roman"/>
    </style:style>
    <style:style style:name="T7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Policepardéfaut" style:family="text">
      <style:text-properties style:font-name="Times New Roman" style:font-name-complex="Times New Roman"/>
    </style:style>
    <style:style style:name="T81" style:parent-style-name="Policepardéfaut" style:family="text">
      <style:text-properties style:font-name="Times New Roman" style:font-name-complex="Times New Roman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style:font-name="Times New Roman" style:font-name-complex="Times New Roman"/>
    </style:style>
    <style:style style:name="T8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Policepardéfaut" style:family="text">
      <style:text-properties style:font-name="Times New Roman" style:font-name-complex="Times New Roman"/>
    </style:style>
    <style:style style:name="T86" style:parent-style-name="Policepardéfaut" style:family="text">
      <style:text-properties style:font-name="Times New Roman" style:font-name-complex="Times New Roman"/>
    </style:style>
    <style:style style:name="T87" style:parent-style-name="Policepardéfaut" style:family="text">
      <style:text-properties style:font-name="Segoe UI Emoji" style:font-name-complex="Segoe UI Emoji"/>
    </style:style>
    <style:style style:name="T88" style:parent-style-name="Policepardéfaut" style:family="text">
      <style:text-properties style:font-name="Times New Roman" style:font-name-complex="Times New Roman"/>
    </style:style>
    <style:style style:name="T8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0" style:parent-style-name="Policepardéfaut" style:family="text">
      <style:text-properties style:font-name="Times New Roman" style:font-name-complex="Times New Roman"/>
    </style:style>
    <style:style style:name="T91" style:parent-style-name="Policepardéfaut" style:family="text">
      <style:text-properties style:font-name="Times New Roman" style:font-name-complex="Times New Roman"/>
    </style:style>
    <style:style style:name="T92" style:parent-style-name="Policepardéfaut" style:family="text">
      <style:text-properties style:font-name="Segoe UI Emoji" style:font-name-complex="Segoe UI Emoji"/>
    </style:style>
    <style:style style:name="T93" style:parent-style-name="Policepardéfaut" style:family="text">
      <style:text-properties style:font-name="Times New Roman" style:font-name-complex="Times New Roman"/>
    </style:style>
    <style:style style:name="T9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5" style:parent-style-name="Policepardéfaut" style:family="text">
      <style:text-properties style:font-name="Times New Roman" style:font-name-complex="Times New Roman"/>
    </style:style>
    <style:style style:name="T96" style:parent-style-name="Policepardéfaut" style:family="text">
      <style:text-properties style:font-name="Times New Roman" style:font-name-complex="Times New Roman"/>
    </style:style>
    <style:style style:name="T97" style:parent-style-name="Policepardéfaut" style:family="text">
      <style:text-properties style:font-name="Segoe UI Emoji" style:font-name-complex="Segoe UI Emoji"/>
    </style:style>
    <style:style style:name="T98" style:parent-style-name="Policepardéfaut" style:family="text">
      <style:text-properties style:font-name="Times New Roman" style:font-name-complex="Times New Roman"/>
    </style:style>
    <style:style style:name="T9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0" style:parent-style-name="Policepardéfaut" style:family="text">
      <style:text-properties style:font-name="Times New Roman" style:font-name-complex="Times New Roman"/>
    </style:style>
    <style:style style:name="T101" style:parent-style-name="Policepardéfaut" style:family="text">
      <style:text-properties style:font-name="Times New Roman" style:font-name-complex="Times New Roman"/>
    </style:style>
    <style:style style:name="T102" style:parent-style-name="Policepardéfaut" style:family="text">
      <style:text-properties style:font-name="Segoe UI Emoji" style:font-name-complex="Segoe UI Emoji"/>
    </style:style>
    <style:style style:name="T103" style:parent-style-name="Policepardéfaut" style:family="text">
      <style:text-properties style:font-name="Times New Roman" style:font-name-complex="Times New Roman"/>
    </style:style>
    <style:style style:name="T10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5" style:parent-style-name="Policepardéfaut" style:family="text">
      <style:text-properties style:font-name="Times New Roman" style:font-name-complex="Times New Roman"/>
    </style:style>
    <style:style style:name="T106" style:parent-style-name="Policepardéfaut" style:family="text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8" style:parent-style-name="Policepardéfaut" style:family="text">
      <style:text-properties style:font-name="Times New Roman" style:font-name-complex="Times New Roman"/>
    </style:style>
    <style:style style:name="T10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10" style:parent-style-name="Policepardéfaut" style:family="text">
      <style:text-properties style:font-name="Times New Roman" style:font-name-complex="Times New Roman"/>
    </style:style>
    <style:style style:name="T11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T11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T12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2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P137" style:parent-style-name="Normal" style:family="paragraph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T150" style:parent-style-name="Policepardéfaut" style:family="text">
      <style:text-properties style:font-name="Segoe UI Emoji" style:font-name-complex="Segoe UI Emoji"/>
    </style:style>
    <style:style style:name="T151" style:parent-style-name="Policepardéfaut" style:family="text">
      <style:text-properties style:font-name="Times New Roman" style:font-name-complex="Times New Roman"/>
    </style:style>
    <style:style style:name="T15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53" style:parent-style-name="Policepardéfaut" style:family="text">
      <style:text-properties style:font-name="Times New Roman" style:font-name-complex="Times New Roman"/>
    </style:style>
    <style:style style:name="T154" style:parent-style-name="Policepardéfaut" style:family="text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56" style:parent-style-name="Policepardéfaut" style:family="text">
      <style:text-properties style:font-name="Segoe UI Emoji" style:font-name-complex="Segoe UI Emoji"/>
    </style:style>
    <style:style style:name="T157" style:parent-style-name="Policepardéfaut" style:family="text">
      <style:text-properties style:font-name="Times New Roman" style:font-name-complex="Times New Roman"/>
    </style:style>
    <style:style style:name="T15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59" style:parent-style-name="Policepardéfaut" style:family="text">
      <style:text-properties style:font-name="Times New Roman" style:font-name-complex="Times New Roman"/>
    </style:style>
    <style:style style:name="T160" style:parent-style-name="Policepardéfaut" style:family="text">
      <style:text-properties style:font-name="Times New Roman" style:font-name-complex="Times New Roman"/>
    </style:style>
    <style:style style:name="T161" style:parent-style-name="Policepardéfaut" style:family="text">
      <style:text-properties style:font-name="Segoe UI Emoji" style:font-name-complex="Segoe UI Emoji"/>
    </style:style>
    <style:style style:name="T162" style:parent-style-name="Policepardéfaut" style:family="text">
      <style:text-properties style:font-name="Times New Roman" style:font-name-complex="Times New Roman"/>
    </style:style>
    <style:style style:name="T16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64" style:parent-style-name="Policepardéfaut" style:family="text">
      <style:text-properties style:font-name="Times New Roman" style:font-name-complex="Times New Roman"/>
    </style:style>
    <style:style style:name="T165" style:parent-style-name="Policepardéfaut" style:family="text">
      <style:text-properties style:font-name="Times New Roman" style:font-name-complex="Times New Roman"/>
    </style:style>
    <style:style style:name="T166" style:parent-style-name="Policepardéfaut" style:family="text">
      <style:text-properties style:font-name="Segoe UI Emoji" style:font-name-complex="Segoe UI Emoji"/>
    </style:style>
    <style:style style:name="T167" style:parent-style-name="Policepardéfaut" style:family="text">
      <style:text-properties style:font-name="Times New Roman" style:font-name-complex="Times New Roman"/>
    </style:style>
    <style:style style:name="T16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69" style:parent-style-name="Policepardéfaut" style:family="text">
      <style:text-properties style:font-name="Times New Roman" style:font-name-complex="Times New Roman"/>
    </style:style>
    <style:style style:name="T170" style:parent-style-name="Policepardéfaut" style:family="text">
      <style:text-properties style:font-name="Times New Roman" style:font-name-complex="Times New Roman"/>
    </style:style>
    <style:style style:name="T171" style:parent-style-name="Policepardéfaut" style:family="text">
      <style:text-properties style:font-name="Segoe UI Emoji" style:font-name-complex="Segoe UI Emoji"/>
    </style:style>
    <style:style style:name="T172" style:parent-style-name="Policepardéfaut" style:family="text">
      <style:text-properties style:font-name="Times New Roman" style:font-name-complex="Times New Roman"/>
    </style:style>
    <style:style style:name="T173" style:parent-style-name="Policepardéfaut" style:family="text">
      <style:text-properties style:font-name="Times New Roman" style:font-name-complex="Times New Roman"/>
    </style:style>
    <style:style style:name="T174" style:parent-style-name="Policepardéfaut" style:family="text">
      <style:text-properties style:font-name="Segoe UI Emoji" style:font-name-complex="Segoe UI Emoji"/>
    </style:style>
    <style:style style:name="T175" style:parent-style-name="Policepardéfaut" style:family="text">
      <style:text-properties style:font-name="Times New Roman" style:font-name-complex="Times New Roman"/>
    </style:style>
    <style:style style:name="T176" style:parent-style-name="Policepardéfaut" style:family="text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8" style:parent-style-name="Normal" style:list-style-name="LFO2" style:family="paragraph"/>
    <style:style style:name="T179" style:parent-style-name="Policepardéfaut" style:family="text">
      <style:text-properties style:font-name="Times New Roman" style:font-name-complex="Times New Roman"/>
    </style:style>
    <style:style style:name="T180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81" style:parent-style-name="Policepardéfaut" style:family="text">
      <style:text-properties style:font-name="Times New Roman" style:font-name-complex="Times New Roman"/>
    </style:style>
    <style:style style:name="P182" style:parent-style-name="Normal" style:list-style-name="LFO2" style:family="paragraph"/>
    <style:style style:name="T183" style:parent-style-name="Policepardéfaut" style:family="text">
      <style:text-properties style:font-name="Times New Roman" style:font-name-complex="Times New Roman"/>
    </style:style>
    <style:style style:name="T18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85" style:parent-style-name="Policepardéfaut" style:family="text">
      <style:text-properties style:font-name="Times New Roman" style:font-name-complex="Times New Roman"/>
    </style:style>
    <style:style style:name="T18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87" style:parent-style-name="Policepardéfaut" style:family="text">
      <style:text-properties style:font-name="Times New Roman" style:font-name-complex="Times New Roman"/>
    </style:style>
    <style:style style:name="T18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89" style:parent-style-name="Policepardéfaut" style:family="text">
      <style:text-properties style:font-name="Times New Roman" style:font-name-complex="Times New Roman"/>
    </style:style>
    <style:style style:name="P190" style:parent-style-name="Normal" style:list-style-name="LFO2" style:family="paragraph"/>
    <style:style style:name="T191" style:parent-style-name="Policepardéfaut" style:family="text">
      <style:text-properties style:font-name="Times New Roman" style:font-name-complex="Times New Roman"/>
    </style:style>
    <style:style style:name="T19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93" style:parent-style-name="Policepardéfaut" style:family="text">
      <style:text-properties style:font-name="Times New Roman" style:font-name-complex="Times New Roman"/>
    </style:style>
    <style:style style:name="P194" style:parent-style-name="Normal" style:list-style-name="LFO2" style:family="paragraph"/>
    <style:style style:name="T195" style:parent-style-name="Policepardéfaut" style:family="text">
      <style:text-properties style:font-name="Times New Roman" style:font-name-complex="Times New Roman"/>
    </style:style>
    <style:style style:name="T19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97" style:parent-style-name="Policepardéfaut" style:family="text">
      <style:text-properties style:font-name="Times New Roman" style:font-name-complex="Times New Roman"/>
    </style:style>
    <style:style style:name="P198" style:parent-style-name="Normal" style:list-style-name="LFO2" style:family="paragraph"/>
    <style:style style:name="T199" style:parent-style-name="Policepardéfaut" style:family="text">
      <style:text-properties style:font-name="Times New Roman" style:font-name-complex="Times New Roman"/>
    </style:style>
    <style:style style:name="T200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01" style:parent-style-name="Policepardéfaut" style:family="text">
      <style:text-properties style:font-name="Times New Roman" style:font-name-complex="Times New Roman"/>
    </style:style>
    <style:style style:name="T202" style:parent-style-name="Policepardéfaut" style:family="text">
      <style:text-properties style:font-name="Segoe UI Emoji" style:font-name-complex="Segoe UI Emoji"/>
    </style:style>
    <style:style style:name="T203" style:parent-style-name="Policepardéfaut" style:family="text">
      <style:text-properties style:font-name="Times New Roman" style:font-name-complex="Times New Roman"/>
    </style:style>
    <style:style style:name="T20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205" style:parent-style-name="Policepardéfaut" style:family="text">
      <style:text-properties style:font-name="Times New Roman" style:font-name-complex="Times New Roman"/>
    </style:style>
    <style:style style:name="T206" style:parent-style-name="Policepardéfaut" style:family="text">
      <style:text-properties style:font-name="Segoe UI Emoji" style:font-name-complex="Segoe UI Emoji"/>
    </style:style>
    <style:style style:name="P207" style:parent-style-name="Normal" style:family="paragraph">
      <style:text-properties style:font-name="Segoe UI Emoji" style:font-name-complex="Segoe UI Emoji"/>
    </style:style>
    <style:style style:name="P208" style:parent-style-name="Normal" style:family="paragraph">
      <style:text-properties style:font-name="Segoe UI Emoji" style:font-name-complex="Segoe UI Emoji"/>
    </style:style>
    <style:style style:name="P209" style:parent-style-name="Normal" style:family="paragraph">
      <style:text-properties style:font-name="Segoe UI Emoji" style:font-name-complex="Segoe UI Emoji"/>
    </style:style>
    <style:style style:name="P210" style:parent-style-name="Normal" style:family="paragraph">
      <style:paragraph-properties fo:text-align="center"/>
    </style:style>
    <style:style style:name="T211" style:parent-style-name="Policepardéfaut" style:family="text">
      <style:text-properties style:font-name="Segoe UI Emoji" style:font-name-complex="Segoe UI Emoji" fo:font-weight="bold" style:font-weight-asian="bold" style:font-weight-complex="bold" fo:color="#FF0000" fo:font-size="16pt" style:font-size-asian="16pt" style:font-size-complex="16pt"/>
    </style:style>
    <style:style style:name="T21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214" style:parent-style-name="Policepardéfaut" style:family="text">
      <style:text-properties fo:font-weight="bold" style:font-weight-asian="bold" style:font-weight-complex="bold"/>
    </style:style>
    <style:style style:name="T215" style:parent-style-name="Policepardéfaut" style:family="text">
      <style:text-properties fo:font-weight="bold" style:font-weight-asian="bold" style:font-weight-complex="bold"/>
    </style:style>
    <style:style style:name="T216" style:parent-style-name="Policepardéfaut" style:family="text">
      <style:text-properties fo:font-weight="bold" style:font-weight-asian="bold" style:font-weight-complex="bold"/>
    </style:style>
    <style:style style:name="T217" style:parent-style-name="Policepardéfaut" style:family="text">
      <style:text-properties fo:font-weight="bold" style:font-weight-asian="bold" style:font-weight-complex="bold"/>
    </style:style>
    <style:style style:name="T21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19" style:parent-style-name="Policepardéfaut" style:family="text">
      <style:text-properties fo:font-weight="bold" style:font-weight-asian="bold" style:font-weight-complex="bold"/>
    </style:style>
    <style:style style:name="T220" style:parent-style-name="Policepardéfaut" style:family="text">
      <style:text-properties style:font-name="Segoe UI Emoji" style:font-name-complex="Segoe UI Emoji"/>
    </style:style>
    <style:style style:name="T221" style:parent-style-name="Policepardéfaut" style:family="text">
      <style:text-properties fo:font-weight="bold" style:font-weight-asian="bold" style:font-weight-complex="bold"/>
    </style:style>
    <style:style style:name="T222" style:parent-style-name="Policepardéfaut" style:family="text">
      <style:text-properties style:font-name="Segoe UI Emoji" style:font-name-complex="Segoe UI Emoji"/>
    </style:style>
    <style:style style:name="T223" style:parent-style-name="Policepardéfaut" style:family="text">
      <style:text-properties fo:font-weight="bold" style:font-weight-asian="bold" style:font-weight-complex="bold"/>
    </style:style>
    <style:style style:name="T224" style:parent-style-name="Policepardéfaut" style:family="text">
      <style:text-properties style:font-name="Segoe UI Emoji" style:font-name-complex="Segoe UI Emoji"/>
    </style:style>
    <style:style style:name="T225" style:parent-style-name="Policepardéfaut" style:family="text">
      <style:text-properties fo:font-weight="bold" style:font-weight-asian="bold" style:font-weight-complex="bold"/>
    </style:style>
    <style:style style:name="T226" style:parent-style-name="Policepardéfaut" style:family="text">
      <style:text-properties style:font-name="Segoe UI Emoji" style:font-name-complex="Segoe UI Emoji"/>
    </style:style>
    <style:style style:name="T227" style:parent-style-name="Policepardéfaut" style:family="text">
      <style:text-properties style:font-name="Segoe UI Emoji" style:font-name-complex="Segoe UI Emoji"/>
    </style:style>
    <style:style style:name="T228" style:parent-style-name="Policepardéfaut" style:family="text">
      <style:text-properties fo:font-weight="bold" style:font-weight-asian="bold" style:font-weight-complex="bold"/>
    </style:style>
    <style:style style:name="T229" style:parent-style-name="Policepardéfaut" style:family="text">
      <style:text-properties style:font-name="Segoe UI Emoji" style:font-name-complex="Segoe UI Emoji"/>
    </style:style>
    <style:style style:name="T230" style:parent-style-name="Policepardéfaut" style:family="text">
      <style:text-properties fo:font-weight="bold" style:font-weight-asian="bold" style:font-weight-complex="bold"/>
    </style:style>
    <style:style style:name="T23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32" style:parent-style-name="Policepardéfaut" style:family="text">
      <style:text-properties fo:font-weight="bold" style:font-weight-asian="bold" style:font-weight-complex="bold"/>
    </style:style>
    <style:style style:name="P233" style:parent-style-name="Normal" style:list-style-name="LFO3" style:family="paragraph"/>
    <style:style style:name="T234" style:parent-style-name="Policepardéfaut" style:family="text">
      <style:text-properties fo:font-weight="bold" style:font-weight-asian="bold" style:font-weight-complex="bold"/>
    </style:style>
    <style:style style:name="T235" style:parent-style-name="Policepardéfaut" style:family="text">
      <style:text-properties fo:font-weight="bold" style:font-weight-asian="bold" style:font-weight-complex="bold"/>
    </style:style>
    <style:style style:name="P236" style:parent-style-name="Normal" style:list-style-name="LFO3" style:family="paragraph"/>
    <style:style style:name="T237" style:parent-style-name="Policepardéfaut" style:family="text">
      <style:text-properties fo:font-weight="bold" style:font-weight-asian="bold" style:font-weight-complex="bold"/>
    </style:style>
    <style:style style:name="T238" style:parent-style-name="Policepardéfaut" style:family="text">
      <style:text-properties fo:font-weight="bold" style:font-weight-asian="bold" style:font-weight-complex="bold"/>
    </style:style>
    <style:style style:name="T239" style:parent-style-name="Policepardéfaut" style:family="text">
      <style:text-properties style:font-name="Segoe UI Emoji" style:font-name-complex="Segoe UI Emoji"/>
    </style:style>
    <style:style style:name="T240" style:parent-style-name="Policepardéfaut" style:family="text">
      <style:text-properties fo:font-weight="bold" style:font-weight-asian="bold" style:font-weight-complex="bold"/>
    </style:style>
    <style:style style:name="T24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42" style:parent-style-name="Policepardéfaut" style:family="text">
      <style:text-properties fo:font-weight="bold" style:font-weight-asian="bold" style:font-weight-complex="bold"/>
    </style:style>
    <style:style style:name="T243" style:parent-style-name="Policepardéfaut" style:family="text">
      <style:text-properties style:font-name="Segoe UI Emoji" style:font-name-complex="Segoe UI Emoji"/>
    </style:style>
    <style:style style:name="T244" style:parent-style-name="Policepardéfaut" style:family="text">
      <style:text-properties fo:font-weight="bold" style:font-weight-asian="bold" style:font-weight-complex="bold"/>
    </style:style>
    <style:style style:name="T245" style:parent-style-name="Policepardéfaut" style:family="text">
      <style:text-properties style:font-name="Segoe UI Emoji" style:font-name-complex="Segoe UI Emoji"/>
    </style:style>
    <style:style style:name="T246" style:parent-style-name="Policepardéfaut" style:family="text">
      <style:text-properties fo:font-weight="bold" style:font-weight-asian="bold" style:font-weight-complex="bold"/>
    </style:style>
    <style:style style:name="T247" style:parent-style-name="Policepardéfaut" style:family="text">
      <style:text-properties style:font-name="Segoe UI Emoji" style:font-name-complex="Segoe UI Emoji"/>
    </style:style>
    <style:style style:name="T248" style:parent-style-name="Policepardéfaut" style:family="text">
      <style:text-properties fo:font-weight="bold" style:font-weight-asian="bold" style:font-weight-complex="bold"/>
    </style:style>
    <style:style style:name="T24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50" style:parent-style-name="Policepardéfaut" style:family="text">
      <style:text-properties fo:font-weight="bold" style:font-weight-asian="bold" style:font-weight-complex="bold"/>
    </style:style>
    <style:style style:name="T25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52" style:parent-style-name="Policepardéfaut" style:family="text">
      <style:text-properties fo:font-weight="bold" style:font-weight-asian="bold" style:font-weight-complex="bold"/>
    </style:style>
    <style:style style:name="P253" style:parent-style-name="Normal" style:list-style-name="LFO4" style:family="paragraph"/>
    <style:style style:name="P254" style:parent-style-name="Normal" style:list-style-name="LFO4" style:family="paragraph"/>
    <style:style style:name="T255" style:parent-style-name="Policepardéfaut" style:family="text">
      <style:text-properties fo:font-weight="bold" style:font-weight-asian="bold" style:font-weight-complex="bold"/>
    </style:style>
    <style:style style:name="P256" style:parent-style-name="Normal" style:list-style-name="LFO4" style:family="paragraph"/>
    <style:style style:name="T257" style:parent-style-name="Policepardéfaut" style:family="text">
      <style:text-properties fo:font-weight="bold" style:font-weight-asian="bold" style:font-weight-complex="bold"/>
    </style:style>
    <style:style style:name="T25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59" style:parent-style-name="Policepardéfaut" style:family="text">
      <style:text-properties fo:font-weight="bold" style:font-weight-asian="bold" style:font-weight-complex="bold"/>
    </style:style>
    <style:style style:name="P260" style:parent-style-name="Normal" style:list-style-name="LFO5" style:family="paragraph"/>
    <style:style style:name="T261" style:parent-style-name="Policepardéfaut" style:family="text">
      <style:text-properties fo:font-weight="bold" style:font-weight-asian="bold" style:font-weight-complex="bold"/>
    </style:style>
    <style:style style:name="T262" style:parent-style-name="Policepardéfaut" style:family="text">
      <style:text-properties fo:font-weight="bold" style:font-weight-asian="bold" style:font-weight-complex="bold"/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P264" style:parent-style-name="Normal" style:list-style-name="LFO5" style:family="paragraph"/>
    <style:style style:name="T265" style:parent-style-name="Policepardéfaut" style:family="text">
      <style:text-properties fo:font-weight="bold" style:font-weight-asian="bold" style:font-weight-complex="bold"/>
    </style:style>
    <style:style style:name="T26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67" style:parent-style-name="Policepardéfaut" style:family="text">
      <style:text-properties fo:font-weight="bold" style:font-weight-asian="bold" style:font-weight-complex="bold"/>
    </style:style>
    <style:style style:name="T26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69" style:parent-style-name="Policepardéfaut" style:family="text">
      <style:text-properties fo:font-weight="bold" style:font-weight-asian="bold" style:font-weight-complex="bold"/>
    </style:style>
    <style:style style:name="T270" style:parent-style-name="Policepardéfaut" style:family="text">
      <style:text-properties style:font-name="Segoe UI Symbol" style:font-name-complex="Segoe UI Symbol"/>
    </style:style>
    <style:style style:name="T271" style:parent-style-name="Policepardéfaut" style:family="text">
      <style:text-properties fo:font-weight="bold" style:font-weight-asian="bold" style:font-weight-complex="bold"/>
    </style:style>
    <style:style style:name="T272" style:parent-style-name="Policepardéfaut" style:family="text">
      <style:text-properties style:font-name="Segoe UI Symbol" style:font-name-complex="Segoe UI Symbol"/>
    </style:style>
    <style:style style:name="T273" style:parent-style-name="Policepardéfaut" style:family="text">
      <style:text-properties fo:font-weight="bold" style:font-weight-asian="bold" style:font-weight-complex="bold"/>
    </style:style>
    <style:style style:name="T274" style:parent-style-name="Policepardéfaut" style:family="text">
      <style:text-properties style:font-name="Segoe UI Symbol" style:font-name-complex="Segoe UI Symbol"/>
    </style:style>
    <style:style style:name="T275" style:parent-style-name="Policepardéfaut" style:family="text">
      <style:text-properties fo:font-weight="bold" style:font-weight-asian="bold" style:font-weight-complex="bold"/>
    </style:style>
    <style:style style:name="T276" style:parent-style-name="Policepardéfaut" style:family="text">
      <style:text-properties style:font-name="Segoe UI Symbol" style:font-name-complex="Segoe UI Symbol"/>
    </style:style>
    <style:style style:name="T277" style:parent-style-name="Policepardéfaut" style:family="text">
      <style:text-properties fo:font-weight="bold" style:font-weight-asian="bold" style:font-weight-complex="bold"/>
    </style:style>
    <style:style style:name="T27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79" style:parent-style-name="Policepardéfaut" style:family="text">
      <style:text-properties fo:font-weight="bold" style:font-weight-asian="bold" style:font-weight-complex="bold"/>
    </style:style>
    <style:style style:name="T280" style:parent-style-name="Policepardéfaut" style:family="text">
      <style:text-properties style:font-name="Segoe UI Symbol" style:font-name-complex="Segoe UI Symbol"/>
    </style:style>
    <style:style style:name="T281" style:parent-style-name="Policepardéfaut" style:family="text">
      <style:text-properties fo:font-weight="bold" style:font-weight-asian="bold" style:font-weight-complex="bold"/>
    </style:style>
    <style:style style:name="T282" style:parent-style-name="Policepardéfaut" style:family="text">
      <style:text-properties style:font-name="Segoe UI Symbol" style:font-name-complex="Segoe UI Symbol"/>
    </style:style>
    <style:style style:name="T283" style:parent-style-name="Policepardéfaut" style:family="text">
      <style:text-properties style:font-name="Segoe UI Symbol" style:font-name-complex="Segoe UI Symbol"/>
    </style:style>
    <style:style style:name="T28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85" style:parent-style-name="Policepardéfaut" style:family="text">
      <style:text-properties fo:font-weight="bold" style:font-weight-asian="bold" style:font-weight-complex="bold"/>
    </style:style>
    <style:style style:name="T286" style:parent-style-name="Policepardéfaut" style:family="text">
      <style:text-properties style:font-name="Segoe UI Emoji" style:font-name-complex="Segoe UI Emoji"/>
    </style:style>
    <style:style style:name="T287" style:parent-style-name="Policepardéfaut" style:family="text">
      <style:text-properties fo:font-weight="bold" style:font-weight-asian="bold" style:font-weight-complex="bold"/>
    </style:style>
    <style:style style:name="T288" style:parent-style-name="Policepardéfaut" style:family="text">
      <style:text-properties fo:font-weight="bold" style:font-weight-asian="bold" style:font-weight-complex="bold"/>
    </style:style>
    <style:style style:name="T28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90" style:parent-style-name="Policepardéfaut" style:family="text">
      <style:text-properties fo:font-weight="bold" style:font-weight-asian="bold" style:font-weight-complex="bold"/>
    </style:style>
    <style:style style:name="T29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92" style:parent-style-name="Policepardéfaut" style:family="text">
      <style:text-properties fo:font-weight="bold" style:font-weight-asian="bold" style:font-weight-complex="bold"/>
    </style:style>
    <style:style style:name="T293" style:parent-style-name="Policepardéfaut" style:family="text">
      <style:text-properties style:font-name="Segoe UI Emoji" style:font-name-complex="Segoe UI Emoji"/>
    </style:style>
    <style:style style:name="T294" style:parent-style-name="Policepardéfaut" style:family="text">
      <style:text-properties fo:font-weight="bold" style:font-weight-asian="bold" style:font-weight-complex="bold"/>
    </style:style>
    <style:style style:name="T295" style:parent-style-name="Policepardéfaut" style:family="text">
      <style:text-properties style:font-name="Segoe UI Emoji" style:font-name-complex="Segoe UI Emoji"/>
    </style:style>
    <style:style style:name="T296" style:parent-style-name="Policepardéfaut" style:family="text">
      <style:text-properties fo:font-weight="bold" style:font-weight-asian="bold" style:font-weight-complex="bold"/>
    </style:style>
    <style:style style:name="T297" style:parent-style-name="Policepardéfaut" style:family="text">
      <style:text-properties style:font-name="Segoe UI Emoji" style:font-name-complex="Segoe UI Emoji"/>
    </style:style>
    <style:style style:name="T298" style:parent-style-name="Policepardéfaut" style:family="text">
      <style:text-properties fo:font-weight="bold" style:font-weight-asian="bold" style:font-weight-complex="bold"/>
    </style:style>
    <style:style style:name="T299" style:parent-style-name="Policepardéfaut" style:family="text">
      <style:text-properties style:font-name="Segoe UI Emoji" style:font-name-complex="Segoe UI Emoji"/>
    </style:style>
    <style:style style:name="T300" style:parent-style-name="Policepardéfaut" style:family="text">
      <style:text-properties fo:font-weight="bold" style:font-weight-asian="bold" style:font-weight-complex="bold"/>
    </style:style>
    <style:style style:name="T301" style:parent-style-name="Policepardéfaut" style:family="text">
      <style:text-properties style:font-name="Segoe UI Emoji" style:font-name-complex="Segoe UI Emoji"/>
    </style:style>
    <style:style style:name="T302" style:parent-style-name="Policepardéfaut" style:family="text">
      <style:text-properties fo:font-weight="bold" style:font-weight-asian="bold" style:font-weight-complex="bold"/>
    </style:style>
    <style:style style:name="T303" style:parent-style-name="Policepardéfaut" style:family="text">
      <style:text-properties style:font-name="Segoe UI Emoji" style:font-name-complex="Segoe UI Emoji"/>
    </style:style>
    <style:style style:name="P304" style:parent-style-name="Normal" style:family="paragraph">
      <style:text-properties style:font-name="Times New Roman" style:font-name-complex="Times New Roman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nfiguration de la Page de Paiement sur un Site Web</text:p>
      <text:p text:style-name="Normal"><text:span text:style-name="T3">La<text:s/></text:span><text:span text:style-name="T4">page de paiement</text:span><text:span text:style-name="T5"><text:s/>d’un site web est appelée<text:s/></text:span><text:span text:style-name="T6">"Checkout Page"</text:span><text:span text:style-name="T7"><text:s/>en anglais. C’est l’interface où l’utilisateur finalise son achat en fournissant ses informations de paiement.</text:span></text:p>
      <text:p text:style-name="Normal"><text:span text:style-name="T8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span></text:p>
      <text:p text:style-name="P9">1. Noms possibles de la page de paiement dans un site web</text:p>
      <text:p text:style-name="Normal"><text:span text:style-name="T10">📌</text:span><text:span text:style-name="T11"><text:s/>La page de paiement peut être nommée de différentes façons, selon la plateforme et l’objectif du site :</text:span></text:p>
      <text:list text:style-name="LFO1" text:continue-numbering="true">
        <text:list-item>
          <text:p text:style-name="P12"><text:span text:style-name="T13">checkout.html</text:span><text:span text:style-name="T14"><text:s/>→ Utilisé pour les paiements en ligne.</text:span></text:p>
        </text:list-item>
        <text:list-item>
          <text:p text:style-name="P15"><text:span text:style-name="T16">payment.html</text:span><text:span text:style-name="T17"><text:s/>→ Page générale de paiement.</text:span></text:p>
        </text:list-item>
        <text:list-item>
          <text:p text:style-name="P18"><text:span text:style-name="T19">cart.html</text:span><text:span text:style-name="T20"><text:s/>→ Panier d’achat avant le paiement.</text:span></text:p>
        </text:list-item>
        <text:list-item>
          <text:p text:style-name="P21"><text:span text:style-name="T22">order-summary.html</text:span><text:span text:style-name="T23"><text:s/>→ Résumé de la commande avant le paiement.</text:span></text:p>
        </text:list-item>
        <text:list-item>
          <text:p text:style-name="P24"><text:span text:style-name="T25">billing.html</text:span><text:span text:style-name="T26"><text:s/>→ Informations de facturation.</text:span></text:p>
        </text:list-item>
        <text:list-item>
          <text:p text:style-name="P27"><text:span text:style-name="T28">finalize-order.html</text:span><text:span text:style-name="T29"><text:s/>→ Étape finale du paiement.</text:span></text:p>
        </text:list-item>
      </text:list>
      <text:p text:style-name="Normal"><text:span text:style-name="T30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span></text:p>
      <text:p text:style-name="P31">2. Les éléments essentiels d’une page de paiement</text:p>
      <text:p text:style-name="Normal"><text:span text:style-name="T32">Une bonne page de paiement doit contenir :</text:span><text:span text:style-name="T33"><text:line-break/></text:span><text:span text:style-name="T34">✅</text:span><text:span text:style-name="T35"><text:s/></text:span><text:span text:style-name="T36">Un résumé de la commande</text:span><text:span text:style-name="T37"><text:s/>(produits, prix, quantités, total).</text:span><text:span text:style-name="T38"><text:line-break/></text:span><text:span text:style-name="T39">✅</text:span><text:span text:style-name="T40"><text:s/></text:span><text:span text:style-name="T41">Les informations de facturation</text:span><text:span text:style-name="T42"><text:s/>(nom, adresse, téléphone).</text:span><text:span text:style-name="T43"><text:line-break/></text:span><text:span text:style-name="T44">✅</text:span><text:span text:style-name="T45"><text:s/></text:span><text:span text:style-name="T46">Les informations de livraison</text:span><text:span text:style-name="T47"><text:s/>(si applicable).</text:span><text:span text:style-name="T48"><text:line-break/></text:span><text:span text:style-name="T49">✅</text:span><text:span text:style-name="T50"><text:s/></text:span><text:span text:style-name="T51">Les options de paiement</text:span><text:span text:style-name="T52"><text:s/>(carte bancaire, PayPal, virement, crypto, etc.).</text:span><text:span text:style-name="T53"><text:line-break/></text:span><text:span text:style-name="T54">✅</text:span><text:span text:style-name="T55"><text:s/></text:span><text:span text:style-name="T56">Un formulaire sécurisé</text:span><text:span text:style-name="T57"><text:s/>pour entrer les informations de carte bancaire.</text:span><text:span text:style-name="T58"><text:line-break/></text:span><text:span text:style-name="T59">✅</text:span><text:span text:style-name="T60"><text:s/></text:span><text:span text:style-name="T61">Un bouton de confirmation de paiement</text:span><text:span text:style-name="T62"><text:s/>(exemple : "Payer maintenant").</text:span><text:span text:style-name="T63"><text:line-break/></text:span><text:span text:style-name="T64">✅</text:span><text:span text:style-name="T65"><text:s/></text:span><text:span text:style-name="T66">Un certificat de sécurité SSL</text:span><text:span text:style-name="T67"><text:s/>(HTTPS) pour protéger les données des utilisateurs.</text:span></text:p>
      <text:p text:style-name="Normal"><text:span text:style-name="T68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P69">3. Les solutions de paiement intégrables</text:p>
      <text:p text:style-name="Normal"><text:span text:style-name="T70">Pour configurer une page de paiement, vous pouvez utiliser plusieurs services tiers qui facilitent les transactions :</text:span><text:span text:style-name="T71"><text:line-break/></text:span><text:span text:style-name="T72">🔹</text:span><text:span text:style-name="T73"><text:s/></text:span><text:span text:style-name="T74">Stripe</text:span><text:span text:style-name="T75"><text:s/>– Facile à intégrer, sécurisé et prend en charge plusieurs devises.</text:span><text:span text:style-name="T76"><text:line-break/></text:span><text:span text:style-name="T77">🔹</text:span><text:span text:style-name="T78"><text:s/></text:span><text:span text:style-name="T79">PayPal</text:span><text:span text:style-name="T80"><text:s/>– Populaire et largement utilisé.</text:span><text:span text:style-name="T81"><text:line-break/></text:span><text:span text:style-name="T82">🔹</text:span><text:span text:style-name="T83"><text:s/></text:span><text:span text:style-name="T84">Mollie</text:span><text:span text:style-name="T85"><text:s/>– Alternative simple pour l’Europe.</text:span><text:span text:style-name="T86"><text:line-break/></text:span><text:span text:style-name="T87">🔹</text:span><text:span text:style-name="T88"><text:s/></text:span><text:span text:style-name="T89">Square</text:span><text:span text:style-name="T90"><text:s/>– Pratique pour les petits commerces.</text:span><text:span text:style-name="T91"><text:line-break/></text:span><text:span text:style-name="T92">🔹</text:span><text:span text:style-name="T93"><text:s/></text:span><text:span text:style-name="T94">Razorpay</text:span><text:span text:style-name="T95"><text:s/>– Idéal pour l’Inde et l’Asie.</text:span><text:span text:style-name="T96"><text:line-break/></text:span><text:span text:style-name="T97">🔹</text:span><text:span text:style-name="T98"><text:s/></text:span><text:span text:style-name="T99">PayPlug</text:span><text:span text:style-name="T100"><text:s/>– Facile à intégrer pour la France.</text:span><text:span text:style-name="T101"><text:line-break/></text:span><text:soft-page-break/><text:span text:style-name="T102">🔹</text:span><text:span text:style-name="T103"><text:s/></text:span><text:span text:style-name="T104">Amazon Pay / Apple Pay / Google Pay</text:span><text:span text:style-name="T105"><text:s/>– Permet un paiement rapide sans saisir les informations bancaires.</text:span></text:p>
      <text:p text:style-name="Normal"><text:span text:style-name="T106"><draw:custom-shape svg:x="0in" svg:y="0in" svg:width="45.51042in" svg:height="0.00139in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P107">4. Intégration d’une page de paiement (Exemple avec Stripe)</text:p>
      <text:p text:style-name="Normal"><text:span text:style-name="T108">Voici un<text:s/></text:span><text:span text:style-name="T109">exemple de code en HTML et JavaScript</text:span><text:span text:style-name="T110"><text:s/>pour intégrer Stripe :</text:span></text:p>
      <text:p text:style-name="Normal"><text:span text:style-name="T111">🔹</text:span><text:span text:style-name="T112"><text:s/>Étape 1 : Ajouter le script Stripe</text:span></text:p>
      <text:p text:style-name="P113">Ajoutez ce script dans le &lt;head&gt; de votre page :</text:p>
      <text:p text:style-name="P114">html</text:p>
      <text:p text:style-name="P115">CopierModifier</text:p>
      <text:p text:style-name="P116">&lt;script src="https://js.stripe.com/v3/"&gt;&lt;/script&gt;</text:p>
      <text:p text:style-name="Normal"><text:span text:style-name="T117">🔹</text:span><text:span text:style-name="T118"><text:s/>Étape 2 : Créer le formulaire de paiement</text:span></text:p>
      <text:p text:style-name="P119">html</text:p>
      <text:p text:style-name="P120">CopierModifier</text:p>
      <text:p text:style-name="P121">&lt;form id="payment-form"&gt;</text:p>
      <text:p text:style-name="P122"><text:s text:c="4"/>&lt;div id="card-element"&gt;</text:p>
      <text:p text:style-name="P123"><text:s text:c="8"/>&lt;!-- Le champ de carte bancaire de Stripe --&gt;</text:p>
      <text:p text:style-name="P124"><text:s text:c="4"/>&lt;/div&gt;</text:p>
      <text:p text:style-name="P125"><text:s text:c="4"/>&lt;button id="submit"&gt;Payer&lt;/button&gt;</text:p>
      <text:p text:style-name="P126"><text:s text:c="4"/>&lt;p id="payment-message"&gt;&lt;/p&gt;</text:p>
      <text:p text:style-name="P127">&lt;/form&gt;</text:p>
      <text:p text:style-name="Normal"><text:span text:style-name="T128">🔹</text:span><text:span text:style-name="T129"><text:s/>Étape 3 : Ajouter le JavaScript</text:span></text:p>
      <text:p text:style-name="P130">javascript</text:p>
      <text:p text:style-name="P131">CopierModifier</text:p>
      <text:p text:style-name="P132">const stripe = Stripe("VOTRE_CLE_PUBLIQUE_STRIPE");</text:p>
      <text:p text:style-name="P133">const elements = stripe.elements();</text:p>
      <text:p text:style-name="P134">const cardElement = elements.create("card");</text:p>
      <text:p text:style-name="P135">cardElement.mount("#card-element");</text:p>
      <text:p text:style-name="P136"/>
      <text:p text:style-name="P137">const form = document.getElementById("payment-form");</text:p>
      <text:soft-page-break/>
      <text:p text:style-name="P138">form.addEventListener("submit", async (event) =&gt; {</text:p>
      <text:p text:style-name="P139"><text:s text:c="4"/>event.preventDefault();</text:p>
      <text:p text:style-name="P140"><text:s text:c="4"/>const { paymentIntent, error } = await stripe.confirmCardPayment("VOTRE_CLIENT_SECRET", {</text:p>
      <text:p text:style-name="P141"><text:s text:c="8"/>payment_method: { card: cardElement }</text:p>
      <text:p text:style-name="P142"><text:s text:c="4"/>});</text:p>
      <text:p text:style-name="P143"/>
      <text:p text:style-name="P144"><text:s text:c="4"/>if (error) {</text:p>
      <text:p text:style-name="P145"><text:s text:c="8"/>document.getElementById("payment-message").textContent = error.message;</text:p>
      <text:p text:style-name="P146"><text:s text:c="4"/>} else {</text:p>
      <text:p text:style-name="P147"><text:s text:c="8"/>document.getElementById("payment-message").textContent = "Paiement réussi !";</text:p>
      <text:p text:style-name="P148"><text:s text:c="4"/>}</text:p>
      <text:p text:style-name="P149">});</text:p>
      <text:p text:style-name="Normal"><text:span text:style-name="T150">📌</text:span><text:span text:style-name="T151"><text:s/></text:span><text:span text:style-name="T152">Remarque</text:span><text:span text:style-name="T153"><text:s/>: Vous devez remplacer "VOTRE_CLE_PUBLIQUE_STRIPE" et "VOTRE_CLIENT_SECRET" par vos vraies clés Stripe obtenues via leur API.</text:span></text:p>
      <text:p text:style-name="Normal"><text:span text:style-name="T154"><draw:custom-shape svg:x="0in" svg:y="0in" svg:width="45.51042in" svg:height="0.00139in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P155">5. Sécuriser sa page de paiement</text:p>
      <text:p text:style-name="Normal"><text:span text:style-name="T156">💡</text:span><text:span text:style-name="T157"><text:s/></text:span><text:span text:style-name="T158">Conseils pour garantir la sécurité</text:span><text:span text:style-name="T159"><text:s/>:</text:span><text:span text:style-name="T160"><text:line-break/></text:span><text:span text:style-name="T161">✔️</text:span><text:span text:style-name="T162"><text:s/>Toujours utiliser<text:s/></text:span><text:span text:style-name="T163">HTTPS</text:span><text:span text:style-name="T164"><text:s/>sur la page de paiement.</text:span><text:span text:style-name="T165"><text:line-break/></text:span><text:span text:style-name="T166">✔️</text:span><text:span text:style-name="T167"><text:s/>Intégrer un<text:s/></text:span><text:span text:style-name="T168">système de 3D Secure</text:span><text:span text:style-name="T169"><text:s/>(exemple : validation par SMS).</text:span><text:span text:style-name="T170"><text:line-break/></text:span><text:span text:style-name="T171">✔️</text:span><text:span text:style-name="T172"><text:s/>Ne jamais stocker directement les informations bancaires sur votre serveur.</text:span><text:span text:style-name="T173"><text:line-break/></text:span><text:span text:style-name="T174">✔️</text:span><text:span text:style-name="T175"><text:s/>Utiliser un fournisseur de paiement fiable comme Stripe, PayPal, ou une banque locale.</text:span></text:p>
      <text:p text:style-name="Normal"><text:span text:style-name="T176"><draw:custom-shape svg:x="0in" svg:y="0in" svg:width="45.51042in" svg:height="0.00139in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span></text:p>
      <text:p text:style-name="P177">Conclusion</text:p>
      <text:list text:style-name="LFO2" text:continue-numbering="true">
        <text:list-item>
          <text:p text:style-name="P178"><text:span text:style-name="T179">La page de paiement est un élément<text:s/></text:span><text:span text:style-name="T180">essentiel</text:span><text:span text:style-name="T181"><text:s/>d’un site e-commerce.</text:span></text:p>
        </text:list-item>
        <text:list-item>
          <text:p text:style-name="P182"><text:span text:style-name="T183">Son nom peut être<text:s/></text:span><text:span text:style-name="T184">checkout.html</text:span><text:span text:style-name="T185">,<text:s/></text:span><text:span text:style-name="T186">payment.html</text:span><text:span text:style-name="T187">,<text:s/></text:span><text:span text:style-name="T188">billing.html</text:span><text:span text:style-name="T189">, etc.</text:span></text:p>
        </text:list-item>
        <text:list-item>
          <text:p text:style-name="P190"><text:span text:style-name="T191">Elle doit inclure un<text:s/></text:span><text:span text:style-name="T192">résumé de commande, des options de paiement et un système sécurisé</text:span><text:span text:style-name="T193">.</text:span></text:p>
        </text:list-item>
        <text:list-item>
          <text:p text:style-name="P194"><text:span text:style-name="T195">Des solutions comme<text:s/></text:span><text:span text:style-name="T196">Stripe, PayPal, ou Mollie</text:span><text:span text:style-name="T197"><text:s/>permettent d’intégrer facilement un paiement sécurisé.</text:span></text:p>
        </text:list-item>
        <text:list-item>
          <text:p text:style-name="P198"><text:span text:style-name="T199">La sécurité doit être<text:s/></text:span><text:span text:style-name="T200">prioritaire</text:span><text:span text:style-name="T201"><text:s/>pour éviter toute fraude.</text:span></text:p>
        </text:list-item>
      </text:list>
      <text:soft-page-break/>
      <text:p text:style-name="Normal"><text:span text:style-name="T202">💡</text:span><text:span text:style-name="T203"><text:s/></text:span><text:span text:style-name="T204">Besoin d’un guide plus détaillé pour une intégration complète ? Je peux fournir un code spécifique selon votre plateforme (WordPress, Laravel, React, etc.).</text:span><text:span text:style-name="T205"><text:s/></text:span><text:span text:style-name="T206">😊</text:span></text:p>
      <text:p text:style-name="P207"/>
      <text:p text:style-name="P208"/>
      <text:p text:style-name="P209">/**************************************************************************************/</text:p>
      <text:p text:style-name="P210"><text:span text:style-name="T211">🔒</text:span><text:span text:style-name="T212"><text:s/>Qu'est-ce qu'un SSL ?</text:span></text:p>
      <text:p text:style-name="Normal">Le<text:s/><text:span text:style-name="T213">SSL (Secure Sockets Layer)</text:span><text:s/>est un<text:s/><text:span text:style-name="T214">protocole de sécurité</text:span><text:s/>qui permet de chiffrer les échanges de données entre un<text:s/><text:span text:style-name="T215">navigateur web</text:span><text:s/>et un<text:s/><text:span text:style-name="T216">serveur</text:span>. Il assure que les informations transmises (comme les mots de passe et les informations bancaires) restent<text:s/><text:span text:style-name="T217">privées et sécurisées</text:span>.</text:p>
      <text:p text:style-name="Normal"><draw:custom-shape svg:x="0in" svg:y="0in" svg:width="45.51042in" svg:height="0.00139in" draw:z-index="0" draw:id="id6" draw:style-name="a6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8">🔹</text:span><text:span text:style-name="T219"><text:s/>1. Pourquoi utiliser un certificat SSL ?</text:span></text:p>
      <text:p text:style-name="Normal"><text:span text:style-name="T220">✅</text:span><text:s/><text:span text:style-name="T221">Chiffrement des données</text:span><text:s/>: Protège les informations sensibles contre les pirates.<text:line-break/><text:span text:style-name="T222">✅</text:span><text:s/><text:span text:style-name="T223">Authentification</text:span><text:s/>: Vérifie que le site est bien celui qu’il prétend être.<text:line-break/><text:span text:style-name="T224">✅</text:span><text:s/><text:span text:style-name="T225">Confiance des utilisateurs</text:span><text:s/>: Un site sécurisé affiche<text:s/><text:span text:style-name="T226">🔒</text:span><text:s/>dans la barre d’adresse.<text:line-break/><text:span text:style-name="T227">✅</text:span><text:s/><text:span text:style-name="T228">SEO (Référencement Google)</text:span><text:s/>: Google favorise les sites en HTTPS.<text:line-break/><text:span text:style-name="T229">✅</text:span><text:s/><text:span text:style-name="T230">Sécurisation des paiements</text:span><text:s/>: Obligatoire pour les transactions en ligne.</text:p>
      <text:p text:style-name="Normal"><draw:custom-shape svg:x="0in" svg:y="0in" svg:width="45.51042in" svg:height="0.00139in" draw:z-index="0" draw:id="id7" draw:style-name="a7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1">🔹</text:span><text:span text:style-name="T232"><text:s/>2. Différence entre HTTP et HTTPS</text:span></text:p>
      <text:list text:style-name="LFO3" text:continue-numbering="true">
        <text:list-item>
          <text:p text:style-name="P233"><text:span text:style-name="T234">HTTP</text:span><text:s/>(HyperText Transfer Protocol) : Communication en<text:s/><text:span text:style-name="T235">clair</text:span><text:s/>(non sécurisée).</text:p>
        </text:list-item>
        <text:list-item>
          <text:p text:style-name="P236"><text:span text:style-name="T237">HTTPS</text:span><text:s/>(HyperText Transfer Protocol Secure) : Communication<text:s/><text:span text:style-name="T238">chiffrée</text:span><text:s/>grâce à SSL/TLS.</text:p>
        </text:list-item>
      </text:list>
      <text:p text:style-name="Normal"><text:span text:style-name="T239">📌</text:span><text:s/><text:span text:style-name="T240">Un site en HTTPS utilise un certificat SSL pour sécuriser la connexion.</text:span></text:p>
      <text:p text:style-name="Normal"><draw:custom-shape svg:x="0in" svg:y="0in" svg:width="45.51042in" svg:height="0.00139in" draw:z-index="0" draw:id="id8" draw:style-name="a8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1">🔹</text:span><text:span text:style-name="T242"><text:s/>3. Types de certificats SSL</text:span></text:p>
      <text:p text:style-name="Normal"><text:span text:style-name="T243">🔸</text:span><text:s/><text:span text:style-name="T244">DV (Domain Validation)</text:span><text:s/>→ Vérifie uniquement que le propriétaire du domaine est légitime. (Exemple : blog personnel)<text:line-break/><text:span text:style-name="T245">🔸</text:span><text:s/><text:span text:style-name="T246">OV (Organization Validation)</text:span><text:s/>→ Vérifie aussi l’organisation derrière le site. (Exemple : entreprise)<text:line-break/><text:span text:style-name="T247">🔸</text:span><text:s/><text:span text:style-name="T248">EV (Extended Validation)</text:span><text:s/>→ Vérification complète, affiche le nom de l’entreprise dans la barre d’adresse. (Exemple : banques, grandes entreprises)</text:p>
      <text:soft-page-break/>
      <text:p text:style-name="Normal"><draw:custom-shape svg:x="0in" svg:y="0in" svg:width="45.51042in" svg:height="0.00139in" draw:z-index="0" draw:id="id9" draw:style-name="a9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9">🔹</text:span><text:span text:style-name="T250"><text:s/>4. Comment obtenir un certificat SSL ?</text:span></text:p>
      <text:p text:style-name="Normal"><text:span text:style-name="T251">✅</text:span><text:span text:style-name="T252"><text:s/>Option 1 : Gratuit avec Let's Encrypt</text:span></text:p>
      <text:list text:style-name="LFO4" text:continue-numbering="true">
        <text:list-item>
          <text:p text:style-name="P253">Let's Encrypt fournit des certificats gratuits et automatisés.</text:p>
        </text:list-item>
        <text:list-item>
          <text:p text:style-name="P254">Facile à installer via des hébergeurs comme<text:s/><text:span text:style-name="T255">OVH, Hostinger, Bluehost, SiteGround, etc.</text:span></text:p>
        </text:list-item>
        <text:list-item>
          <text:p text:style-name="P256">Valable<text:s/><text:span text:style-name="T257">90 jours</text:span><text:s/>(renouvelable automatiquement).</text:p>
        </text:list-item>
      </text:list>
      <text:p text:style-name="Normal"><text:span text:style-name="T258">✅</text:span><text:span text:style-name="T259"><text:s/>Option 2 : Payant via des Autorités de Certification</text:span></text:p>
      <text:list text:style-name="LFO5" text:continue-numbering="true">
        <text:list-item>
          <text:p text:style-name="P260"><text:span text:style-name="T261">GoDaddy, DigiCert, GlobalSign, Comodo, Sectigo</text:span><text:s/>proposent des certificats SSL payants avec<text:s/><text:span text:style-name="T262">garantie financière</text:span><text:s/>et<text:s/><text:span text:style-name="T263">support technique</text:span>.</text:p>
        </text:list-item>
        <text:list-item>
          <text:p text:style-name="P264">Idéal pour les<text:s/><text:span text:style-name="T265">sites e-commerce et entreprises</text:span>.</text:p>
        </text:list-item>
      </text:list>
      <text:p text:style-name="Normal"><draw:custom-shape svg:x="0in" svg:y="0in" svg:width="45.51042in" svg:height="0.00139in" draw:z-index="0" draw:id="id10" draw:style-name="a10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6">🔹</text:span><text:span text:style-name="T267"><text:s/>5. Comment installer un SSL sur un site web ?</text:span></text:p>
      <text:p text:style-name="Normal"><text:span text:style-name="T268">🔧</text:span><text:span text:style-name="T269"><text:s/>Si vous utilisez un hébergeur web (OVH, Hostinger, etc.) :</text:span></text:p>
      <text:p text:style-name="Normal">1️<text:span text:style-name="T270">⃣</text:span><text:s/>Connectez-vous à votre<text:s/><text:span text:style-name="T271">cPanel</text:span><text:s/>ou tableau de bord.<text:line-break/>2️<text:span text:style-name="T272">⃣</text:span><text:s/>Allez dans<text:s/><text:span text:style-name="T273">Sécurité &gt; SSL/TLS</text:span>.<text:line-break/>3️<text:span text:style-name="T274">⃣</text:span><text:s/>Activez le certificat<text:s/><text:span text:style-name="T275">Let's Encrypt</text:span><text:s/>(ou téléchargez un certificat payant).<text:line-break/>4️<text:span text:style-name="T276">⃣</text:span><text:s/>Redirigez votre site vers<text:s/><text:span text:style-name="T277">HTTPS</text:span><text:s/>dans les paramètres.</text:p>
      <text:p text:style-name="Normal"><text:span text:style-name="T278">🔧</text:span><text:span text:style-name="T279"><text:s/>Si vous gérez un serveur (Apache/Nginx) :</text:span></text:p>
      <text:p text:style-name="Normal">1️<text:span text:style-name="T280">⃣</text:span><text:s/>Installez<text:s/><text:span text:style-name="T281">Certbot</text:span><text:s/>(outil de Let's Encrypt).<text:line-break/>2️<text:span text:style-name="T282">⃣</text:span><text:s/>Exécutez la commande :</text:p>
      <text:p text:style-name="Normal">bash</text:p>
      <text:p text:style-name="Normal">CopierModifier</text:p>
      <text:p text:style-name="Normal">sudo certbot --apache <text:s/></text:p>
      <text:p text:style-name="Normal">ou pour Nginx :</text:p>
      <text:p text:style-name="Normal">bash</text:p>
      <text:p text:style-name="Normal">CopierModifier</text:p>
      <text:p text:style-name="Normal">sudo certbot --nginx <text:s/></text:p>
      <text:p text:style-name="Normal">3️<text:span text:style-name="T283">⃣</text:span><text:s/>Redirigez HTTP vers HTTPS dans votre fichier de configuration.</text:p>
      <text:soft-page-break/>
      <text:p text:style-name="Normal"><draw:custom-shape svg:x="0in" svg:y="0in" svg:width="45.51042in" svg:height="0.00139in" draw:z-index="0" draw:id="id11" draw:style-name="a11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4">🔹</text:span><text:span text:style-name="T285"><text:s/>6. Vérifier si SSL est bien installé</text:span></text:p>
      <text:p text:style-name="Normal"><text:span text:style-name="T286">👉</text:span><text:s/>Allez sur<text:s/><text:span text:style-name="T287">https://www.ssllabs.com/ssltest/</text:span><text:s/>et entrez votre domaine.</text:p>
      <text:p text:style-name="Normal">Si tout est bien configuré, vous verrez un<text:s/><text:span text:style-name="T288">cadenas<text:s/></text:span><text:span text:style-name="T289">🔒</text:span><text:s/>dans la barre d'adresse et le site sera en<text:s/><text:span text:style-name="T290">HTTPS</text:span>.</text:p>
      <text:p text:style-name="Normal"><draw:custom-shape svg:x="0in" svg:y="0in" svg:width="45.51042in" svg:height="0.00139in" draw:z-index="0" draw:id="id12" draw:style-name="a12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1">📝</text:span><text:span text:style-name="T292"><text:s/>Conclusion</text:span></text:p>
      <text:p text:style-name="Normal"><text:span text:style-name="T293">📌</text:span><text:s/><text:span text:style-name="T294">SSL est indispensable pour sécuriser un site web.</text:span><text:line-break/><text:span text:style-name="T295">📌</text:span><text:s/><text:span text:style-name="T296">Un site HTTPS protège les utilisateurs et améliore la confiance.</text:span><text:line-break/><text:span text:style-name="T297">📌</text:span><text:s/><text:span text:style-name="T298">Let's Encrypt est une bonne option gratuite pour la plupart des sites.</text:span><text:line-break/><text:span text:style-name="T299">📌</text:span><text:s/><text:span text:style-name="T300">Les certificats payants offrent plus de garanties pour les sites professionnels.</text:span></text:p>
      <text:p text:style-name="Normal"><text:span text:style-name="T301">💡</text:span><text:s/><text:span text:style-name="T302">Besoin d'aide pour installer SSL sur votre site ? Je peux vous guider étape par étape !</text:span><text:s/><text:span text:style-name="T303">😊</text:span></text:p>
      <text:p text:style-name="Normal"/>
      <text:p text:style-name="P3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3-13T08:52:00Z</meta:creation-date>
    <dc:date>2025-03-13T08:55:00Z</dc:date>
    <meta:template xlink:href="Normal" xlink:type="simple"/>
    <meta:editing-cycles>2</meta:editing-cycles>
    <meta:editing-duration>PT120S</meta:editing-duration>
    <meta:document-statistic meta:page-count="6" meta:paragraph-count="14" meta:word-count="1142" meta:character-count="7410" meta:row-count="52" meta:non-whitespace-character-count="6282"/>
  </office:meta>
</office:document-meta>
</file>